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7000003F4D7F6FD314C0F316B.png" manifest:media-type="image/png"/>
  <manifest:file-entry manifest:full-path="Pictures/100000010000078000000438DCE64FB9A90064F4.png" manifest:media-type="image/png"/>
  <manifest:file-entry manifest:full-path="Pictures/1000000100000627000001C383BA89A616FDD761.png" manifest:media-type="image/png"/>
  <manifest:file-entry manifest:full-path="Pictures/1000000100000627000003F40EE1C37B2E77B4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1.3cm" fo:text-align="start" style:justify-single-word="false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-1.3cm" fo:text-align="start" style:justify-single-word="false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-1.3cm" fo:text-align="start" style:justify-single-word="false" fo:text-indent="0cm" style:auto-text-indent="false" fo:background-color="transparent"/>
      <style:text-properties officeooo:rsid="001ec3bd"/>
    </style:style>
    <style:style style:name="T1" style:family="text">
      <style:text-properties officeooo:rsid="001ec3bd"/>
    </style:style>
    <style:style style:name="T2" style:family="text">
      <style:text-properties fo:font-weight="bold" officeooo:rsid="001ec3b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ec3b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4">Assignment No – 1</text:span></text:p>
      <text:p text:style-name="P2"><text:span text:style-name="T4"/></text:p>
      <text:p text:style-name="P2"><draw:frame draw:style-name="fr1" draw:name="Image1" text:anchor-type="char" svg:x="0.386cm" svg:y="0.235cm" svg:width="19.064cm" svg:height="12.749cm" draw:z-index="0"><draw:image xlink:href="Pictures/1000000100000627000003F40EE1C37B2E77B491.png" xlink:type="simple" xlink:show="embed" xlink:actuate="onLoad" draw:mime-type="image/png"/></draw:frame><text:span text:style-name="T4"/></text:p>
      <text:p text:style-name="P2"><text:span text:style-name="T4"/></text:p>
      <text:p text:style-name="P2"><draw:frame draw:style-name="fr1" draw:name="Image2" text:anchor-type="char" svg:x="0.422cm" svg:y="0.402cm" svg:width="19.076cm" svg:height="6.786cm" draw:z-index="1"><draw:image xlink:href="Pictures/1000000100000627000001C383BA89A616FDD761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2"><draw:frame draw:style-name="fr1" draw:name="Image3" text:anchor-type="char" svg:x="0.303cm" svg:y="0.362cm" svg:width="18.953cm" svg:height="10.141cm" draw:z-index="2"><draw:image xlink:href="Pictures/100000010000078000000438DCE64FB9A90064F4.png" xlink:type="simple" xlink:show="embed" xlink:actuate="onLoad" draw:mime-type="image/png"/></draw:frame><text:span text:style-name="T4"/></text:p>
      <text:p text:style-name="P3"><text:span text:style-name="T4"/></text:p>
      <text:p text:style-name="P2"><draw:frame draw:style-name="fr1" draw:name="Image4" text:anchor-type="char" svg:x="0.229cm" svg:y="0.409cm" svg:width="19.133cm" svg:height="10.682cm" draw:z-index="3"><draw:image xlink:href="Pictures/1000000100000627000003F4D7F6FD314C0F316B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7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8:36:39.806432255</meta:creation-date>
    <dc:date>2024-05-20T18:45:04.179668000</dc:date>
    <meta:editing-duration>PT8M25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1" meta:word-count="3" meta:character-count="23" meta:non-whitespace-character-count="14"/>
  </office:meta>
</office:document-meta>
</file>